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officeooo:rsid="0018cf0a"/>
    </style:style>
    <style:style style:name="T4" style:family="text">
      <style:text-properties officeooo:rsid="001941db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We use the Poisson Gamma (PG) model developed by (Leon-Novelo et al. 2014). Under the null hypothesis of no allelic imbalance, <text:span text:style-name="T1">H</text:span><text:span text:style-name="T2">0</text:span><text:span text:style-name="T1">: θ = 0.5</text:span> <text:span text:style-name="T3">compared to</text:span> the alternative <text:span text:style-name="T1">H</text:span><text:span text:style-name="T2">1</text:span><text:span text:style-name="T1">: θ ≠ 0.5</text:span>. Given that <text:span text:style-name="T1">x</text:span><text:span text:style-name="T2">i</text:span> and <text:span text:style-name="T1">y</text:span><text:span text:style-name="T2">i</text:span> are the 'line' and 'reference' allele-specific RNA read counts:</text:p>
      <text:p text:style-name="Text_20_body"><draw:frame draw:style-name="fr1" draw:name="Object1" text:anchor-type="as-char" svg:width="1.8772in" svg:height="0.2126in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4">and </text:span></text:p>
      <text:p text:style-name="Text_20_body"><draw:frame draw:style-name="fr1" draw:name="Object2" text:anchor-type="as-char" svg:width="1.8862in" svg:height="0.212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Here <text:span text:style-name="T1">μ</text:span> is the overall mean, <text:span text:style-name="T1">β</text:span><text:span text:style-name="T2">i</text:span> is the <text:span text:style-name="T3">variation</text:span> of biological replicate (<text:span text:style-name="T1">i = 1,..., I</text:span>), <text:span text:style-name="T1">α</text:span> is the effect of having allelic imbalance, and <text:span text:style-name="T1">q</text:span> is a constant to incorporate mapping bias.</text:p>
      <text:p text:style-name="Text_20_body"><draw:frame draw:style-name="fr1" draw:name="Object3" text:anchor-type="as-char" svg:width="1.5228in" svg:height="0.3925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6-07-06T18:43:20.133067000</dc:date>
    <meta:editing-duration>PT7M5S</meta:editing-duration>
    <meta:editing-cycles>3</meta:editing-cycles>
    <meta:generator>LibreOffice/5.1.4.2$MacOSX_X86_64 LibreOffice_project/f99d75f39f1c57ebdd7ffc5f42867c12031db97a</meta:generator>
    <meta:document-statistic meta:table-count="0" meta:image-count="0" meta:object-count="3" meta:page-count="1" meta:paragraph-count="6" meta:word-count="84" meta:character-count="453" meta:non-whitespace-character-count="371"/>
  </office:meta>
</office:document-meta>
</file>

<file path=Object 1/content.xml><?xml version="1.0" encoding="utf-8"?>
<math xmlns="http://www.w3.org/1998/Math/MathML" display="block">
  <semantics>
    <mrow>
      <mrow>
        <msub>
          <mi>y</mi>
          <mi>i</mi>
        </msub>
        <mo stretchy="false">∣</mo>
        <mi mathvariant="normal">μ</mi>
      </mrow>
      <mi>,</mi>
      <mi mathvariant="normal">α</mi>
      <mi>,</mi>
      <msub>
        <mi mathvariant="normal">β</mi>
        <mi>i</mi>
      </msub>
      <mi>,</mi>
      <mrow>
        <mi>q</mi>
        <mo stretchy="false">∼</mo>
        <mi mathvariant="italic">PG</mi>
      </mrow>
      <mrow>
        <mo fence="true" stretchy="false">(</mo>
        <mrow>
          <mrow>
            <mi mathvariant="normal">μ</mi>
            <mi mathvariant="normal">α</mi>
            <msub>
              <mi mathvariant="normal">β</mi>
              <mi>i</mi>
            </msub>
            <mi>q</mi>
          </mrow>
        </mrow>
        <mo fence="true" stretchy="false">)</mo>
      </mrow>
    </mrow>
    <annotation encoding="StarMath 5.0">y_i divides %mu, %alpha, %beta_i, q sim PG( %mu %alpha %beta_i q ) </annotation>
  </semantics>
</math>
</file>

<file path=Object 2/content.xml><?xml version="1.0" encoding="utf-8"?>
<math xmlns="http://www.w3.org/1998/Math/MathML" display="block">
  <semantics>
    <mrow>
      <mrow>
        <msub>
          <mi>x</mi>
          <mi>i</mi>
        </msub>
        <mo stretchy="false">∣</mo>
        <mi mathvariant="normal">μ</mi>
      </mrow>
      <mi>,</mi>
      <msub>
        <mi mathvariant="normal">β</mi>
        <mi>i</mi>
      </msub>
      <mi>,</mi>
      <mrow>
        <mi>q</mi>
        <mo stretchy="false">∼</mo>
        <mi mathvariant="italic">PG</mi>
      </mrow>
      <mrow>
        <mo fence="true" stretchy="false">(</mo>
        <mrow>
          <mrow>
            <mi mathvariant="normal">μ</mi>
            <msub>
              <mi mathvariant="normal">β</mi>
              <mi>i</mi>
            </msub>
            <mrow>
              <mo fence="true" stretchy="false">(</mo>
              <mrow>
                <mrow>
                  <mn>1</mn>
                  <mo stretchy="false">−</mo>
                  <mi>q</mi>
                </mrow>
              </mrow>
              <mo fence="true" stretchy="false">)</mo>
            </mrow>
          </mrow>
        </mrow>
        <mo fence="true" stretchy="false">)</mo>
      </mrow>
    </mrow>
    <annotation encoding="StarMath 5.0">x_i divides %mu, %beta_i, q sim PG( %mu%beta_i (1-q) )</annotation>
  </semantics>
</math>
</file>

<file path=Object 3/content.xml><?xml version="1.0" encoding="utf-8"?>
<math xmlns="http://www.w3.org/1998/Math/MathML" display="block">
  <semantics>
    <mrow>
      <mi mathvariant="normal">θ</mi>
      <mo stretchy="false">=</mo>
      <mfrac>
        <mrow>
          <mi mathvariant="normal">μ</mi>
          <mi mathvariant="normal">α</mi>
          <msub>
            <mi mathvariant="normal">β</mi>
            <mi>i</mi>
          </msub>
        </mrow>
        <mrow>
          <mi mathvariant="normal">μ</mi>
          <mrow>
            <msub>
              <mi mathvariant="normal">β</mi>
              <mi>i</mi>
            </msub>
            <mo stretchy="false">+</mo>
            <mi mathvariant="normal">μ</mi>
          </mrow>
          <mi mathvariant="normal">α</mi>
          <msub>
            <mi mathvariant="normal">β</mi>
            <mi>i</mi>
          </msub>
        </mrow>
      </mfrac>
      <mo stretchy="false">=</mo>
      <mfrac>
        <mi mathvariant="normal">α</mi>
        <mrow>
          <mn>1</mn>
          <mo stretchy="false">+</mo>
          <mi mathvariant="normal">α</mi>
        </mrow>
      </mfrac>
    </mrow>
    <annotation encoding="StarMath 5.0">%theta = { %mu %alpha %beta_i } over { %mu %beta_i + %mu%alpha%beta_i } = { %alpha } over { 1 + %alpha }</annotation>
  </semantics>
</math>
</file>